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369f" officeooo:paragraph-rsid="0000369f"/>
    </style:style>
    <style:style style:name="P2" style:family="paragraph" style:parent-style-name="Standard" style:list-style-name="L1">
      <style:text-properties fo:language="ru" fo:country="RU" officeooo:rsid="0000369f" officeooo:paragraph-rsid="0000369f"/>
    </style:style>
    <style:style style:name="P3" style:family="paragraph" style:parent-style-name="Standard" style:list-style-name="L1">
      <style:text-properties fo:language="ru" fo:country="RU" officeooo:rsid="0004ffca" officeooo:paragraph-rsid="0004ffca"/>
    </style:style>
    <style:style style:name="P4" style:family="paragraph" style:parent-style-name="Standard" style:list-style-name="L1">
      <style:text-properties fo:language="ru" fo:country="RU" officeooo:rsid="00052b00" officeooo:paragraph-rsid="00052b00"/>
    </style:style>
    <style:style style:name="P5" style:family="paragraph" style:parent-style-name="Standard" style:list-style-name="L1">
      <style:text-properties fo:language="ru" fo:country="RU" officeooo:rsid="0008f3f9" officeooo:paragraph-rsid="0008f3f9"/>
    </style:style>
    <style:style style:name="P6" style:family="paragraph" style:parent-style-name="Standard">
      <style:text-properties fo:language="ru" fo:country="RU" officeooo:rsid="0008f3f9" officeooo:paragraph-rsid="0008f3f9"/>
    </style:style>
    <style:style style:name="P7" style:family="paragraph" style:parent-style-name="Standard" style:list-style-name="L1">
      <style:text-properties fo:language="ru" fo:country="RU" officeooo:rsid="00099808" officeooo:paragraph-rsid="00099808"/>
    </style:style>
    <style:style style:name="P8" style:family="paragraph" style:parent-style-name="Standard" style:list-style-name="L1">
      <style:text-properties fo:language="ru" fo:country="RU" officeooo:rsid="000ac945" officeooo:paragraph-rsid="000ac945"/>
    </style:style>
    <style:style style:name="T1" style:family="text">
      <style:text-properties officeooo:rsid="00063ce0"/>
    </style:style>
    <style:style style:name="T2" style:family="text">
      <style:text-properties officeooo:rsid="0008f3f9"/>
    </style:style>
    <style:style style:name="T3" style:family="text">
      <style:text-properties officeooo:rsid="000ac9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 создании объекта</text:p>
      <text:list xml:id="list2576377758" text:style-name="L1">
        <text:list-item>
          <text:p text:style-name="P2">В момент создания, дата выдачи заполняется в ручную, дата окончания заполняется автоматически</text:p>
          <text:list>
            <text:list-item>
              <text:p text:style-name="P2">отображается в отчете только если отчет о всей находящейся в эксплуатации одежде</text:p>
            </text:list-item>
            <text:list-item>
              <text:p text:style-name="P2">отчет по периодам окончания путем вычисления</text:p>
              <text:list>
                <text:list-item>
                  <text:p text:style-name="P2">на момент указанный пользователем то есть на определенное число вперед от текущей даты.</text:p>
                </text:list-item>
              </text:list>
            </text:list-item>
            <text:list-item>
              <text:p text:style-name="P2">в автоматическом режиме когда до окончания срока эксплуатации осталось какое то не продолжительное время</text:p>
              <text:list>
                <text:list-item>
                  <text:p text:style-name="P2">требуется оговорить отдельно</text:p>
                </text:list-item>
              </text:list>
            </text:list-item>
          </text:list>
        </text:list-item>
        <text:list-item>
          <text:p text:style-name="P2">В момент когда срок эксплуатации закончен дата выдачи и дата окончания переписывается на 0000-00-00</text:p>
          <text:list>
            <text:list-item>
              <text:p text:style-name="P4">показывается в отчетах как срок истек</text:p>
            </text:list-item>
            <text:list-item>
              <text:p text:style-name="P3">кнопка выдано новое обновляет объект с новыми сроками начала и окончания</text:p>
              <text:list>
                <text:list-item>
                  <text:p text:style-name="P8">кладовщик в момент выдачи</text:p>
                </text:list-item>
              </text:list>
            </text:list-item>
            <text:list-item>
              <text:p text:style-name="P3">кнопка заменить удаляет старый объект и <text:span text:style-name="T1">предлагает пользователю создать</text:span> новый с новыми сроками</text:p>
              <text:list>
                <text:list-item>
                  <text:p text:style-name="P8">кладовщик в момент выдачи</text:p>
                </text:list-item>
              </text:list>
            </text:list-item>
            <text:list-item>
              <text:p text:style-name="P3"/>
            </text:list-item>
          </text:list>
        </text:list-item>
        <text:list-item>
          <text:p text:style-name="P3">В момент использования объекта</text:p>
          <text:list>
            <text:list-item>
              <text:p text:style-name="P3">заменить объект <text:span text:style-name="T2">для будущих закупок</text:span>, при этом уже существующий срок измениться не должен</text:p>
              <text:list>
                <text:list-item>
                  <text:p text:style-name="P5">ответственным со стороны отдела <text:span text:style-name="T3">заранее</text:span></text:p>
                </text:list-item>
              </text:list>
            </text:list-item>
            <text:list-item>
              <text:p text:style-name="P5">заменить объект в случае выдачи нового(по причине порчи, утери старого или при отправлении в командировку в момент прибывания в которой срок службы объекта истечет) удаляет старый объект предлагая к выбору новый с выставлением новых сроков.</text:p>
              <text:list>
                <text:list-item>
                  <text:p text:style-name="P7">Кладовщик в момент выдачи </text:p>
                </text:list-item>
              </text:list>
            </text:list-item>
            <text:list-item>
              <text:p text:style-name="P3">заменить размер объекта при этом существующий срок измениться не должен</text:p>
            </text:list-item>
            <text:list-item>
              <text:p text:style-name="P3"/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12T22:50:31.832000000</dc:date>
    <meta:editing-duration>PT31M34S</meta:editing-duration>
    <meta:editing-cycles>5</meta:editing-cycles>
    <meta:document-statistic meta:table-count="0" meta:image-count="0" meta:object-count="0" meta:page-count="1" meta:paragraph-count="21" meta:word-count="206" meta:character-count="1322" meta:non-whitespace-character-count="1154"/>
  </office:meta>
</office:document-meta>
</file>